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Values.getAverag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Values.double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alues.getMi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Values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alues.in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alues.long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alues.str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alues.getMax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Values.comp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cValues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